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300000017D7A36B30D15C34C88.jpg" manifest:media-type="image/jpeg"/>
  <manifest:file-entry manifest:full-path="Pictures/100000000000071A000004CC64E9820C895B995F.jpg" manifest:media-type="image/jpeg"/>
  <manifest:file-entry manifest:full-path="Pictures/100000000000032000000258CECDE0CB01CABD1C.png" manifest:media-type="image/png"/>
  <manifest:file-entry manifest:full-path="Pictures/100000000000011B000000B2998C1C8705861D08.jpg" manifest:media-type="image/jpeg"/>
  <manifest:file-entry manifest:full-path="Pictures/1000000000000270000001309D9542CBEDFA96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5.689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8cm"/>
    </style:style>
    <style:style style:name="pr1" style:family="presentation" style:parent-style-name="Default-title">
      <style:graphic-properties fo:min-height="4.23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605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/>
      <style:text-properties style:font-name="Liberation Sans1" fo:font-size="10pt" style:font-size-asian="10pt" style:font-name-complex="Liberation Sans1" style:font-size-complex="10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/>
    </style:style>
    <style:style style:name="P13" style:family="paragraph">
      <style:paragraph-properties fo:text-align="center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style:font-name="Liberation Sans1" fo:font-size="36pt" style:font-size-asian="36pt" style:font-size-complex="36pt"/>
    </style:style>
    <style:style style:name="T3" style:family="text">
      <style:text-properties fo:color="#cc0000" style:font-name="Liberation Sans1" fo:font-size="36pt" style:font-size-asian="36pt" style:font-size-complex="36pt"/>
    </style:style>
    <style:style style:name="T4" style:family="text">
      <style:text-properties style:font-name="Liberation Sans1" fo:font-size="36pt" style:font-size-asian="36pt" style:font-name-complex="Liberation Sans1" style:font-size-complex="36pt"/>
    </style:style>
    <style:style style:name="T5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6" style:family="text">
      <style:text-properties style:font-name="Liberation Sans1" fo:font-size="26pt" style:font-size-asian="26pt" style:font-name-complex="Liberation Sans1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/>
    </style:style>
    <style:style style:name="T9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/>
    </style:style>
    <style:style style:name="T11" style:family="text">
      <style:text-properties fo:color="#0000ff"/>
    </style:style>
    <style:style style:name="T12" style:family="text">
      <style:text-properties fo:color="#ce181e"/>
    </style:style>
    <style:style style:name="T13" style:family="text">
      <style:text-properties fo:color="#009900" fo:font-weight="bold" style:font-weight-asian="bold" style:font-weight-complex="bold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5.939cm" svg:x="0.254cm" svg:y="4.826cm">
          <draw:text-box>
            <text:p text:style-name="P9"><text:span text:style-name="T4">"תחום מחקר... העוסק ביחסים האנושיים </text:span><text:span text:style-name="T4">והחברתיים הקשורים בהשגת אמצעים חומריים, </text:span><text:span text:style-name="T4">והחוקים והיחסים החברתיים הנוגעים לייצורו </text:span><text:span text:style-name="T5">וחלוקתו</text:span><text:span text:style-name="T4"> של קניין המשמש לצורכי אדם"</text:span><text:span text:style-name="T6"> 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998C1C8705861D08.jpg" xlink:type="simple" xlink:show="embed" xlink:actuate="onLoad" loext:mime-type="image/jpeg">
            <text:p/>
          </draw:image>
        </draw:frame>
        <draw:frame draw:style-name="gr12" draw:text-style-name="P1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2" draw:layer="layout" svg:width="20.09cm" svg:height="19.05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/text:p>
            <text:p xml:id="id5" text:id="id5" text:style-name="P11"><text:span text:style-name="T13"><text:tab/></text:span><text:span text:style-name="T13"><text:tab/></text:span><text:span text:style-name="T13"><text:tab/></text:span><text:span text:style-name="T13">- הגינות</text:span></text:p>
            <text:p text:style-name="P11"><text:span text:style-name="T10">2</text:span><text:span text:style-name="T10">. מקום בדף-רשת בין מפרסמים,</text:span></text:p>
            <text:p text:style-name="P11"><text:span text:style-name="T14"><text:s text:c="4"/>שדות גז טבעי בין חברות?</text:span></text:p>
            <text:p xml:id="id6" text:id="id6" text:style-name="P11"><text:span text:style-name="T15"><text:tab/></text:span><text:span text:style-name="T15"><text:tab/></text:span><text:span text:style-name="T15"><text:tab/></text:span><text:span text:style-name="T15">- יעילות, רווח</text:span></text:p>
            <text:p text:style-name="P11"><text:span text:style-name="T16">3</text:span><text:span text:style-name="T16">. מקומות במחלקה בין סטודנטים,</text:span><text:span text:style-name="T16"><text:line-break/></text:span><text:span text:style-name="T16"> <text:s text:c="3"/>מקומות להתמחות בין רופאים?</text:span></text:p>
            <text:p xml:id="id7" text:id="id7" text:style-name="P11"><text:span text:style-name="T17"><text:tab/></text:span><text:span text:style-name="T17"><text:tab/></text:span><text:span text:style-name="T17"><text:tab/></text:span><text:span text:style-name="T17">- יציבות</text:span></text:p>
            <text:p text:style-name="P11"><text:span text:style-name="T12">4</text:span><text:span text:style-name="T12">. החלפת איברים להשתלה?</text:span></text:p>
            <text:p xml:id="id8" text:id="id8" text:style-name="P11"><text:span text:style-name="T18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998C1C8705861D08.jpg" xlink:type="simple" xlink:show="embed" xlink:actuate="onLoad" loext:mime-type="image/jpeg">
            <text:p/>
          </draw:image>
        </draw:frame>
        <draw:frame draw:style-name="gr12" draw:text-style-name="P1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outline1">
      <style:graphic-properties fo:min-height="12.179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7" style:family="presentation" style:parent-style-name="tx-outline1">
      <style:graphic-properties fo:min-height="12.179cm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auto-grow-height="false" fo:min-height="3.506cm"/>
    </style:style>
    <style:style style:name="Mpr12" style:family="presentation" style:parent-style-name="Default-outline1">
      <style:graphic-properties fo:min-height="12.1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55</meta:editing-cycles>
    <dc:date>2019-02-18T04:30:41.760745742</dc:date>
    <meta:editing-duration>P1DT5H18M32S</meta:editing-duration>
    <meta:generator>LibreOffice/6.1.4.2$Linux_X86_64 LibreOffice_project/10$Build-2</meta:generator>
    <meta:document-statistic meta:object-count="7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